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, courier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 style:list-style-name="L1"/>
    <style:style style:name="P2" style:family="paragraph" style:parent-style-name="Code" style:list-style-name="L1">
      <style:text-properties style:font-name="Calibri1"/>
    </style:style>
    <style:style style:name="P3" style:family="paragraph" style:parent-style-name="Code_20_-_20_sortie" style:list-style-name="L1"/>
    <style:style style:name="P4" style:family="paragraph" style:parent-style-name="Code_20_-_20_sortie" style:list-style-name="L1">
      <style:text-properties style:font-name="Consolas1"/>
    </style:style>
    <style:style style:name="P5" style:family="paragraph" style:parent-style-name="Text_20_body">
      <style:paragraph-properties fo:text-align="start" style:justify-single-word="false"/>
      <style:text-properties style:font-name="Calibri1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Calibri1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style:font-name="Calibri1"/>
    </style:style>
    <style:style style:name="T2" style:family="text">
      <style:text-properties style:font-name="Calibri1" fo:font-weight="bold" style:font-weight-asian="bold" style:font-weight-complex="bold"/>
    </style:style>
    <style:style style:name="T3" style:family="text">
      <style:text-properties fo:color="#009900"/>
    </style:style>
    <style:style style:name="T4" style:family="text">
      <style:text-properties fo:color="#009900" style:font-name="Consolas1"/>
    </style:style>
    <style:style style:name="T5" style:family="text">
      <style:text-properties fo:color="#009900" style:font-name="courier new"/>
    </style:style>
    <style:style style:name="T6" style:family="text">
      <style:text-properties fo:color="#009900" style:font-name="Consolas1"/>
    </style:style>
    <style:style style:name="T7" style:family="text">
      <style:text-properties style:use-window-font-color="true" style:font-name="Consolas1"/>
    </style:style>
    <style:style style:name="T8" style:family="text">
      <style:text-properties style:font-name="Consolas1"/>
    </style:style>
    <style:style style:name="T9" style:family="text">
      <style:text-properties style:font-name="Consolas1" fo:background-color="#eeeeee"/>
    </style:style>
    <style:style style:name="T10" style:family="text">
      <style:text-properties style:font-name="courier new"/>
    </style:style>
    <style:style style:name="T11" style:family="text">
      <style:text-properties style:font-name="Consolas1"/>
    </style:style>
    <style:style style:name="T12" style:family="text">
      <style:text-properties style:font-name="Consolas1" fo:font-weight="normal" fo:background-color="#eeeeee" style:font-weight-asian="normal" style:font-weight-complex="normal"/>
    </style:style>
    <style:style style:name="T13" style:family="text">
      <style:text-properties style:font-name="Consolas1" fo:background-color="#eeeee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itle>VirtualBox - Installer les Additions Invités sous Debian 8.5</text:title></text:h>
      <text:p text:style-name="P5">Basé sur : <text:a xlink:type="simple" xlink:href="http://dmesg.fr/categorie-logiciels/15-installer-virtualbox-guest-additions-debian" text:style-name="Internet_20_link" text:visited-style-name="Visited_20_Internet_20_Link">http://dmesg.fr/categorie-logiciels/15-installer-virtualbox-guest-additions-debian</text:a></text:p>
      <text:p text:style-name="P5"/>
      <text:list xml:id="list4250250675932614120" text:style-name="L1">
        <text:list-item>
          <text:p text:style-name="P6">Se connecter en root.</text:p>
        </text:list-item>
        <text:list-item>
          <text:p text:style-name="P6">Dans la fenêtre de la VM, dans le menu <text:span text:style-name="Strong_20_Emphasis">"Périphériques"</text:span>, choisissez <text:span text:style-name="Strong_20_Emphasis">"Insérer l'image CD des Additions invité..."</text:span>.</text:p>
        </text:list-item>
        <text:list-item>
          <text:p text:style-name="P6">Monter le CD :</text:p>
          <text:p text:style-name="P1"><text:span text:style-name="Strong_20_Emphasis"><text:span text:style-name="T10">mount /media/cdrom</text:span></text:span> </text:p>
          <text:p text:style-name="P7"><text:span text:style-name="T1">Le contenu du disque sera accessible dans </text:span><text:span text:style-name="Strong_20_Emphasis"><text:span text:style-name="T12">/media/cdrom0</text:span></text:span><text:span text:style-name="T1">.</text:span></text:p>
          <text:p text:style-name="P7"><text:span text:style-name="T1"/></text:p>
        </text:list-item>
        <text:list-item>
          <text:p text:style-name="P7"><text:span text:style-name="T1">Installer les packages de VirtualBox :</text:span></text:p>
          <text:p text:style-name="P1"><text:span text:style-name="Strong_20_Emphasis"><text:span text:style-name="T8">apt-get install build-essential dkms gcc linux-headers-`uname -r`</text:span></text:span><text:span text:style-name="T8"> </text:span></text:p>
          <text:p text:style-name="P7"><text:span text:style-name="T1">Noter l'utilisation du caractère </text:span><text:span text:style-name="T9">`</text:span><text:span text:style-name="T1"> (accent grave (combinaison </text:span><text:span text:style-name="T2">Alt Gr.</text:span><text:span text:style-name="T1"> + </text:span><text:span text:style-name="T2">è</text:span><text:span text:style-name="T1">)).</text:span></text:p>
        </text:list-item>
        <text:list-item>
          <text:p text:style-name="P7"><text:span text:style-name="T1">Créer un dossier pour placer les Additions Invité :</text:span></text:p>
          <text:p text:style-name="P1"><text:span text:style-name="T1">mkdir /tmp/vboxadd</text:span></text:p>
        </text:list-item>
        <text:list-item>
          <text:p text:style-name="P7"><text:span text:style-name="T1">Copier le contenu du CD vers le dossier créé :</text:span></text:p>
          <text:p text:style-name="P1"><text:span text:style-name="Strong_20_Emphasis"><text:span text:style-name="T10">cp -r /media/cdrom0/* /tmp/vboxadd/</text:span></text:span></text:p>
          <text:p text:style-name="P7"><text:span text:style-name="T1"/></text:p>
        </text:list-item>
        <text:list-item>
          <text:p text:style-name="P7"><text:span text:style-name="T1">Se placer dans le dossier créé puis lancer les Additions Invité :</text:span></text:p>
          <text:p text:style-name="P3"><text:span text:style-name="Source_20_Text"><text:span text:style-name="Strong_20_Emphasis"><text:span text:style-name="T4">cd /tmp/vboxadd/</text:span></text:span></text:span><text:span text:style-name="Source_20_Text"><text:span text:style-name="T4"> </text:span></text:span></text:p>
          <text:p text:style-name="P1"><text:span text:style-name="Source_20_Text"><text:span text:style-name="Strong_20_Emphasis"><text:span text:style-name="T8">./VBoxLinuxAdditions.run</text:span></text:span></text:span><text:span text:style-name="Source_20_Text"><text:span text:style-name="T8"> </text:span></text:span></text:p>
          <text:p text:style-name="P6">La console devrait afficher quelque chose de similaire :</text:p>
          <text:p text:style-name="P4">Verifying archive integrity... All good.<text:line-break/>Uncompressing VirtualBox 4.3.30 Guest Additions for Linux............<text:line-break/>VirtualBox Guest Additions installer<text:line-break/>Copying additional installer modules ...<text:line-break/>Installing additional modules ...<text:line-break/>Removing existing VirtualBox DKMS kernel modules ...done.<text:line-break/>Removing existing VirtualBox non-DKMS kernel modules ...done.<text:line-break/>Building the VirtualBox Guest Additions kernel modules ...done.<text:line-break/>Doing non-kernel setup of the Guest Additions ...done.<text:line-break/>Starting the VirtualBox Guest Additions ...done.<text:line-break/>Installing the Window System drivers<text:line-break/>Installing X.Org Server 1.16 modules ...done.<text:line-break/>Setting up the Window System to use the Guest Additions ...done.<text:line-break/>You may need to restart the the Window System (or just restart the guest system)<text:line-break/>to enable the Guest Additions.</text:p>
          <text:p text:style-name="P4">Installing graphics libraries and desktop services components ...done.</text:p>
          <text:p text:style-name="P6"/>
        </text:list-item>
        <text:list-item>
          <text:p text:style-name="P6">Redémarrer la machine :</text:p>
          <text:p text:style-name="P2">reboo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, courier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cm" fo:margin-bottom="0.15cm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Calibri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small-caps" style:font-name="Calibri"/>
    </style:style>
    <style:style style:name="Footer" style:family="paragraph" style:parent-style-name="Standard" style:class="extra">
      <style:paragraph-properties fo:padding-left="0cm" fo:padding-right="0cm" fo:padding-top="0.101cm" fo:padding-bottom="0cm" fo:border-left="none" fo:border-right="none" fo:border-top="0.002cm solid #000000" fo:border-bottom="none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small-caps" style:font-name="Calibri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Standard" style:master-page-name="">
      <style:paragraph-properties fo:margin-left="0.4cm" fo:margin-right="0cm" fo:margin-top="0.049cm" fo:margin-bottom="0.049cm" fo:line-height="100%" fo:text-indent="-0.4cm" style:auto-text-indent="true" style:page-number="auto" fo:background-color="#eeeeee" style:shadow="none">
        <style:tab-stops/>
        <style:background-image/>
      </style:paragraph-properties>
      <style:text-properties fo:color="#009900" style:font-name="Consolas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de_20_-_20_sortie" style:display-name="Code - sortie" style:family="paragraph" style:parent-style-name="Code">
      <style:text-properties fo:color="#33333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initial-creator>Joey Quintela</text:initial-creator><text:tab/><text:title>VirtualBox - Installer les Additions Invités sous Debian 8.5</text:title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y Quintela</meta:initial-creator>
    <meta:creation-date>2017-01-24T15:41:13.88</meta:creation-date>
    <meta:editing-cycles>107</meta:editing-cycles>
    <meta:editing-duration>PT8H24M47S</meta:editing-duration>
    <dc:title>VirtualBox - Installer les Additions Invités sous Debian 8.5</dc:title>
    <dc:date>2017-01-27T09:33:50.86</dc:date>
    <dc:creator>Joey Quintela</dc:creator>
    <meta:generator>OpenOffice/4.1.2$Win32 OpenOffice.org_project/412m3$Build-9782</meta:generator>
    <meta:document-statistic meta:table-count="0" meta:image-count="0" meta:object-count="0" meta:page-count="1" meta:paragraph-count="23" meta:word-count="259" meta:character-count="1836"/>
  </office:meta>
</office:document-meta>
</file>